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A312B90791B6E999C2.png" manifest:media-type="image/png"/>
  <manifest:file-entry manifest:full-path="Pictures/1000020100000299000001DB7B54DECFBC3447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666ff" officeooo:paragraph-rsid="001a5360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4" style:family="paragraph" style:parent-style-name="Text_20_body">
      <style:paragraph-properties fo:margin-top="0in" fo:margin-bottom="0in" loext:contextual-spacing="true" fo:break-before="page"/>
      <style:text-properties officeooo:rsid="001a5360" officeooo:paragraph-rsid="001a5360"/>
    </style:style>
    <style:style style:name="T1" style:family="text">
      <style:text-properties officeooo:rsid="001a53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<text:span text:style-name="T1">est for list views</text:span></text:p>
      <text:p text:style-name="P2">cascading list views</text:p>
      <text:p text:style-name="P2">actionbar items</text:p>
      <text:p text:style-name="P2"/>
      <text:p text:style-name="P2"/>
      <text:p text:style-name="P2"><draw:frame draw:style-name="fr2" draw:name="Image1" text:anchor-type="paragraph" svg:width="6.4173in" svg:height="4.3654in" draw:z-index="0"><draw:image xlink:href="Pictures/1000020100000268000001A312B90791B6E999C2.png" xlink:type="simple" xlink:show="embed" xlink:actuate="onLoad" loext:mime-type="image/png"/></draw:frame></text:p>
      <text:p text:style-name="P2"/>
      <text:p text:style-name="P4"><draw:frame draw:style-name="fr1" draw:name="Image2" text:anchor-type="paragraph" svg:x="-0.4634in" svg:y="8.3236in" svg:width="6.9252in" svg:height="4.9465in" draw:z-index="1"><draw:image xlink:href="Pictures/1000020100000299000001DB7B54DECFBC3447CA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26T14:22:47.779000000</dc:date>
    <meta:editing-duration>PT6H7M44S</meta:editing-duration>
    <meta:editing-cycles>10</meta:editing-cycles>
    <meta:generator>LibreOffice/6.3.0.4$Windows_X86_64 LibreOffice_project/057fc023c990d676a43019934386b85b21a9ee99</meta:generator>
    <meta:document-statistic meta:table-count="0" meta:image-count="2" meta:object-count="0" meta:page-count="2" meta:paragraph-count="3" meta:word-count="9" meta:character-count="54" meta:non-whitespace-character-count="48"/>
  </office:meta>
</office:document-meta>
</file>